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1.813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5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8">
            <text:p>8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tips</text:p>
          </table:table-cell>
          <table:table-cell table:style-name="ce6" office:value-type="string">
            <text:p>tip</text:p>
          </table:table-cell>
          <table:table-cell table:style-name="ce10" office:value-type="string">
            <text:p>D3の出し方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3-31_19-10-56_000.jpg</text:p>
          </table:table-cell>
          <table:table-cell table:style-name="ce16" office:value-type="date" office:date-value="2020-04-01T08:53:13.090001">
            <text:p>2020/4/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res</text:p>
          </table:table-cell>
          <table:table-cell table:style-name="ce6" office:value-type="string">
            <text:p>res</text:p>
          </table:table-cell>
          <table:table-cell table:style-name="ce10" office:value-type="string">
            <text:p>position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/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prev</text:p>
          </table:table-cell>
          <table:table-cell table:style-name="ce6" office:value-type="string">
            <text:p>prev</text:p>
          </table:table-cell>
          <table:table-cell table:style-name="ce10" office:value-type="string">
            <text:p>prev-R.2,for=write-out</text:p>
          </table:table-cell>
          <table:table-cell table:style-name="ce2" table:number-columns-repeated="3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1_18-40-06_000.jpg</text:p>
          </table:table-cell>
          <table:table-cell table:style-name="ce16" office:value-type="date" office:date-value="2020-04-03T15:00:19.72">
            <text:p>2020/4/3 15:0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3_19-13-12_000.jpg</text:p>
          </table:table-cell>
          <table:table-cell table:style-name="ce16" office:value-type="date" office:date-value="2020-04-04T09:18:08.65">
            <text:p>2020/4/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3-notes,no-memo</text:p>
          </table:table-cell>
          <table:table-cell table:style-name="ce2" office:value-type="string">
            <text:p>score+</text:p>
          </table:table-cell>
          <table:table-cell table:style-name="ce2" table:number-columns-repeated="2"/>
          <table:table-cell table:style-name="ce15"/>
          <table:table-cell table:style-name="ce5" office:value-type="string">
            <text:p>R=1</text:p>
          </table:table-cell>
          <table:table-cell table:style-name="ce15" office:value-type="string">
            <text:p>2020-04-05_19-01-53_000.mov</text:p>
          </table:table-cell>
          <table:table-cell table:style-name="ce16" office:value-type="date" office:date-value="2020-04-06T08:12:22.21">
            <text:p>2020/4/6 8:1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1T09:35:42.61">
            <text:p>2020/4/11 9:35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5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6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622cm" draw:caption-point-x="-1.353cm" draw:caption-point-y="2.83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85];6;2)">
            <text:p/>
          </table:table-cell>
          <table:table-cell office:value-type="string">
            <text:p>2019-09-30_18-28-44_000.jpg</text:p>
          </table:table-cell>
          <table:table-cell table:formula="of:=MID([.K8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8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5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61)">
            <text:p>sn(61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5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5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5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6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5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6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5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5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5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5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5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5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9">
            <text:p>39</text:p>
          </table:table-cell>
          <table:table-cell table:style-name="ce33" office:value-type="float" office:value="1">
            <text:p>1</text:p>
          </table:table-cell>
          <table:table-cell table:style-name="ce34" office:value-type="string">
            <text:p>f-111</text:p>
          </table:table-cell>
          <table:table-cell table:style-name="ce36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0">
            <text:p>4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office:value-type="string">
            <text:p>t.80</text:p>
          </table:table-cell>
          <table:table-cell table:style-name="ce45"/>
          <table:table-cell table:style-name="ce29"/>
          <table:table-cell table:style-name="ce28"/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1">
            <text:p>4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patt</text:p>
          </table:table-cell>
          <table:table-cell table:style-name="ce36" office:value-type="string">
            <text:p>:et-1.n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3-31_18-42-15_000.jpg</text:p>
          </table:table-cell>
          <table:table-cell table:style-name="ce49" office:value-type="date" office:date-value="2020-04-01T08:51:18.89">
            <text:p>2020/4/1 8:5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play</text:p>
          </table:table-cell>
          <table:table-cell table:style-name="ce36"/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3">
            <text:p>4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10</text:p>
          </table:table-cell>
          <table:table-cell table:style-name="ce35" office:value-type="string">
            <text:p>research</text:p>
          </table:table-cell>
          <table:table-cell table:style-name="ce36"/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9"/>
          <table:table-cell table:style-name="ce28" office:value-type="string">
            <text:p>R=2</text:p>
          </table:table-cell>
          <table:table-cell table:style-name="ce42" office:value-type="string">
            <text:p>2020-04-03_18-48-00_000.jpg</text:p>
          </table:table-cell>
          <table:table-cell table:style-name="ce49" office:value-type="date" office:date-value="2020-04-04T09:14:06.510001">
            <text:p>2020/4/4 9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7">
          <table:table-cell table:style-name="ce28" office:value-type="float" office:value="44">
            <text:p>4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B</text:p>
          </table:table-cell>
          <table:table-cell table:style-name="ce29" office:value-type="string">
            <text:p>genre=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45">
            <text:p>4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5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9"/>
          <table:table-cell table:style-name="ce28" office:value-type="string">
            <text:p>R=1</text:p>
          </table:table-cell>
          <table:table-cell table:style-name="ce42" office:value-type="string">
            <text:p>2020-04-04_18-48-03_000.jpg</text:p>
          </table:table-cell>
          <table:table-cell table:style-name="ce49" office:value-type="date" office:date-value="2020-04-05T09:21:27.84">
            <text:p>2020/4/5 9:2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6">
            <text:p>4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33" office:value-type="string">
            <text:p>R=3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7">
            <text:p>4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2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8">
            <text:p>4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5_18-47-37_000.jpg</text:p>
          </table:table-cell>
          <table:table-cell table:style-name="ce49" office:value-type="date" office:date-value="2020-04-06T08:09:59.55">
            <text:p>2020/4/6 8:1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49">
            <text:p>4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33"/>
          <table:table-cell table:style-name="ce28" office:value-type="string">
            <text:p>R=1</text:p>
          </table:table-cell>
          <table:table-cell table:style-name="ce42" office:value-type="string">
            <text:p>2020-04-06_19-13-50_000.jpg</text:p>
          </table:table-cell>
          <table:table-cell table:style-name="ce49" office:value-type="date" office:date-value="2020-04-07T10:34:31.199999">
            <text:p>2020/4/7 10:3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0">
            <text:p>5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shuffle,tu=OPEN-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1">
            <text:p>5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tu=DROP-D,no-score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2">
            <text:p>52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/>
          <table:table-cell table:style-name="ce28" office:value-type="string">
            <text:p>R=2</text:p>
          </table:table-cell>
          <table:table-cell table:style-name="ce42" office:value-type="string">
            <text:p>2020-04-07_18-41-53_000.jpg</text:p>
          </table:table-cell>
          <table:table-cell table:style-name="ce49" office:value-type="date" office:date-value="2020-04-08T14:55:05.79">
            <text:p>2020/4/8 14:5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3">
            <text:p>53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open-strings,chord=D▽;G9/9;A▽7;E△；A△;D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4">
            <text:p>54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u=DADGAD,cp=A△-D△</text:p>
          </table:table-cell>
          <table:table-cell table:style-name="ce45" office:value-type="string">
            <text:p>score+</text:p>
          </table:table-cell>
          <table:table-cell table:style-name="ce45" table:number-columns-repeated="2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5">
            <text:p>55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E,chord=E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56">
            <text:p>56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B△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08_18-36-12_000.jpg</text:p>
          </table:table-cell>
          <table:table-cell table:style-name="ce49" office:value-type="date" office:date-value="2020-04-09T08:23:25.61">
            <text:p>2020/4/9 8:2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7">
            <text:p>5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2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tu=DADGAD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9999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8">
            <text:p>5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,tu=DG,next=write-out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/>
          <table:table-cell table:style-name="ce28" office:value-type="string">
            <text:p>R=1</text:p>
          </table:table-cell>
          <table:table-cell table:style-name="ce42" office:value-type="string">
            <text:p>2020-04-09_18-49-26_000.jpg</text:p>
          </table:table-cell>
          <table:table-cell table:style-name="ce49" office:value-type="date" office:date-value="2020-04-10T09:15:48.539999">
            <text:p>2020/4/10 9:1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59">
            <text:p>59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et-N</text:p>
          </table:table-cell>
          <table:table-cell table:style-name="ce34" office:value-type="string">
            <text:p>etude</text:p>
          </table:table-cell>
          <table:table-cell table:style-name="ce36" office:value-type="string">
            <text:p>for=f-112</text:p>
          </table:table-cell>
          <table:table-cell table:style-name="ce45" office:value-type="string">
            <text:p>score+</text:p>
          </table:table-cell>
          <table:table-cell table:style-name="ce45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09_18-49-26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60">
            <text:p>6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et-13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table:number-columns-repeated="3"/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61">
            <text:p>6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-table;B,chord=D6</text:p>
          </table:table-cell>
          <table:table-cell table:style-name="ce45" table:number-columns-repeated="2"/>
          <table:table-cell table:style-name="ce45" office:value-type="string">
            <text:p>k.D</text:p>
          </table:table-cell>
          <table:table-cell table:style-name="ce28" table:number-columns-repeated="2"/>
          <table:table-cell table:style-name="ce42" office:value-type="string">
            <text:p>2020-04-10_18-48-19_000.jpg</text:p>
          </table:table-cell>
          <table:table-cell table:style-name="ce49" office:value-type="date" office:date-value="2020-04-11T09:29:06.79">
            <text:p>2020/4/11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8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4-11T09:35:43.1">
            <text:p>2020/4/11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5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5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5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5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5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5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5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5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5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5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9.841cm" draw:caption-point-x="-1.353cm" draw:caption-point-y="2.424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5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5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5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5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5)">
            <text:p>sn(65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3">
            <text:p>6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lock=B;arrange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1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4">
            <text:p>64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res</text:p>
          </table:table-cell>
          <table:table-cell table:style-name="ce67" office:value-type="string">
            <text:p>research</text:p>
          </table:table-cell>
          <table:table-cell table:style-name="ce69" office:value-type="string">
            <text:p>for=s.1;伴奏;合う音程;RH,”R”の記載はなし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2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5">
            <text:p>65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et-N</text:p>
          </table:table-cell>
          <table:table-cell table:style-name="ce67" office:value-type="string">
            <text:p>etude</text:p>
          </table:table-cell>
          <table:table-cell table:style-name="ce69" office:value-type="string">
            <text:p>derive-from=s.2のres,for=循環フレーズ,“R”は”2”と記載</text:p>
          </table:table-cell>
          <table:table-cell table:style-name="ce79" office:value-type="string">
            <text:p>score+</text:p>
          </table:table-cell>
          <table:table-cell table:style-name="ce79"/>
          <table:table-cell table:style-name="ce79" office:value-type="string">
            <text:p>k.Am</text:p>
          </table:table-cell>
          <table:table-cell table:style-name="ce61"/>
          <table:table-cell table:style-name="ce66" office:value-type="string">
            <text:p>R=3</text:p>
          </table:table-cell>
          <table:table-cell table:style-name="ce74" office:value-type="string">
            <text:p>2020-04-09_13-53-47_000.jpg</text:p>
          </table:table-cell>
          <table:table-cell table:style-name="ce83" office:value-type="date" office:date-value="2020-04-10T09:10:53.67">
            <text:p>2020/4/10 9:1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4-11T09:35:43.26">
            <text:p>2020/4/11 9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9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9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9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10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10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80.721cm" draw:caption-point-x="-1.353cm" draw:caption-point-y="2.4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25];6;2)">
            <text:p/>
          </table:table-cell>
          <table:table-cell office:value-type="string">
            <text:p>2019-09-30_18-28-44_000.jpg</text:p>
          </table:table-cell>
          <table:table-cell table:formula="of:=MID([.K1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2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5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4-11T09:35:43.39">
            <text:p>2020/4/11 9:35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2cm" draw:caption-point-x="-1.353cm" draw:caption-point-y="2.4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61)">
            <text:p>sn(6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1T09:35:42.21">
            <text:p>2020/4/11 9:3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61)">
            <text:p>sn(61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4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4-11T09:35:42.21">
            <text:p>2020/4/11 9:35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10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number-columns-repeated="2"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10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4-11T09:35:42.21">
            <text:p>2020/4/11 9:3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1T09:35:42.21">
            <text:p>2020/4/11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1)">
            <text:p>sn(6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2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1T09:35:43.95">
            <text:p>2020/4/11 9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2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2" table:number-rows-repeated="7">
          <table:table-cell table:number-columns-repeated="1021"/>
        </table:table-row>
        <table:table-row table:style-name="ro12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5"/>
          <table:table-cell table:style-name="Default"/>
          <table:table-cell table:number-columns-repeated="1015"/>
        </table:table-row>
        <table:table-row table:style-name="ro12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8cm" draw:caption-point-x="-1.353cm" draw:caption-point-y="2.2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2" table:number-rows-repeated="1048501">
          <table:table-cell table:number-columns-repeated="1021"/>
        </table:table-row>
        <table:table-row table:style-name="ro12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11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4-11T09:35:42.21">
            <text:p>2020/4/11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61)">
            <text:p>sn(61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2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9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4-11T09:35:44.17">
            <text:p>2020/4/11 9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2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2" table:number-rows-repeated="7">
          <table:table-cell table:number-columns-repeated="1021"/>
        </table:table-row>
        <table:table-row table:style-name="ro12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2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2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2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2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2">
          <table:table-cell table:number-columns-repeated="5"/>
          <table:table-cell table:style-name="Default"/>
          <table:table-cell table:number-columns-repeated="1015"/>
        </table:table-row>
        <table:table-row table:style-name="ro12" table:number-rows-repeated="3">
          <table:table-cell table:number-columns-repeated="1021"/>
        </table:table-row>
        <table:table-row table:style-name="ro12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28cm" draw:caption-point-x="-1.353cm" draw:caption-point-y="2.22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2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2">
          <table:table-cell table:number-columns-repeated="1021"/>
        </table:table-row>
        <table:table-row table:style-name="ro12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2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2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2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2" table:number-rows-repeated="1048501">
          <table:table-cell table:number-columns-repeated="1021"/>
        </table:table-row>
        <table:table-row table:style-name="ro12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4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8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80"/>
        <table:database-range table:name="range_sn__sx" table:target-range-address="sx.A2:sx.A40" table:on-update-keep-styles="true" table:on-update-keep-size="false"/>
        <table:database-range table:name="range_type__sx" table:target-range-address="sx.D2:sx.D4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2020/04/11</text:date>, <text:time>09:35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4-11T09:35:42.13</dc:date>
    <dc:creator>iwabuchi ken</dc:creator>
    <meta:editing-duration>P8DT15H18M46S</meta:editing-duration>
    <meta:editing-cycles>792</meta:editing-cycles>
    <meta:generator>OpenOffice/4.1.3$Win32 OpenOffice.org_project/413m1$Build-9783</meta:generator>
    <meta:document-statistic meta:table-count="11" meta:cell-count="5298" meta:object-count="0"/>
    <meta:user-defined meta:name="sheets-banding"/>
    <meta:user-defined meta:name="sheets-original-selection"/>
  </office:meta>
</office:document-meta>
</file>